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5"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66"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text:s/>si,<text:s/>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Standard"><text:span text:style-name="T65">pip install opencv-contrib-python</text:span></text:p>
      <text:p text:style-name="Standard"/>
      <text:p text:style-name="Standard"/>
      <text:p text:style-name="Standard"/>
      <text:p text:style-name="P66">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2-21T11:32:00Z</dc:date>
    <meta:template xlink:href="Normal.dotm" xlink:type="simple"/>
    <meta:editing-cycles>91</meta:editing-cycles>
    <meta:editing-duration>PT158400S</meta:editing-duration>
    <meta:document-statistic meta:page-count="5" meta:paragraph-count="24" meta:word-count="1899" meta:character-count="12322" meta:row-count="87" meta:non-whitespace-character-count="10447"/>
  </office:meta>
</office:document-meta>
</file>